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30be" officeooo:paragraph-rsid="000930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mplementation Plan — 5 Phases</text:p>
      <text:p text:style-name="Standard">There are 6 independent features with significant cross-dependencies. Building them in the wrong order creates merge conflicts and untestable intermediate states. Here's the recommended sequence, where each phase produces a compilable, testable deliverable.</text:p>
      <text:p text:style-name="Standard">---</text:p>
      <text:p text:style-name="Standard">Phase 1 — Echo character table selection (Koch vs Progtable)</text:p>
      <text:p text:style-name="Standard">Scope: Smallest change, no new hardware, no new files.</text:p>
      <text:p text:style-name="Standard">Files changed: | File | Change | |---|---| | EchoTrainer.h | Add EchoCharSource enum, setEchoCharSource(), getEchoCharSource() | | EchoTrainer.cpp | Add pickCharProgtable(), modify pickChar() to dispatch based on source setting | | MorseCommands.cpp | Add echo koch / echo full commands + help text | | MorseWebSocket.h/.cpp | Add wsBroadcastEchoConfig(), handle echo_source inbound message | | Data/app.js | Add Koch/Full toggle button in echo section |</text:p>
      <text:p text:style-name="Standard">Key design: An EchoCharSource enum with two values — Koch (current lesson chars) and Full (entire PROGTABLE). Saved to NVS so it persists.</text:p>
      <text:p text:style-name="Standard">Test: echo koch → echo start → only Koch lesson chars appear. echo full → echo start → any PROGTABLE character can appear. stop works for both.</text:p>
      <text:p text:style-name="Standard">---</text:p>
      <text:p text:style-name="Standard">Phase 2 — Iambic keyer engine (IambicKeyer.h/.cpp)</text:p>
      <text:p text:style-name="Standard">Scope: New file pair. Pure state machine, no echo trainer coupling yet. This is the most complex algorithmic piece — implement and test in isolation.</text:p>
      <text:p text:style-name="Standard">New files: | File | Purpose | |---|---| | IambicKeyer.h | Public API: initIambicKeyer(), pollIambicKeyer(), iambic Mode B state machine | | IambicKeyer.cpp | Debounced dit/dah paddle reading on GPIO32/33, element timing from DOT_MS/DASH_MS, pattern accumulation, character gap decode, callback to echoSubmitDecodedChar() |</text:p>
      <text:p text:style-name="Standard">Files changed: | File | Change | |---|---| | MorsePlayback.h | Add extern const unsigned int PADDLE_DAH_PIN | | Morse_Trainer_10.ino | Define PADDLE_DAH_PIN = 33, pinMode(33, INPUT_PULLUP), call initIambicKeyer() in setup |</text:p>
      <text:p text:style-name="Standard">Key design: Iambic Mode B — when both paddles are squeezed, alternating dit-dah continues until both are released, finishing the current element. The keyer generates sidetone via signalOn()/signalOff() and accumulates a pattern string. On character gap, it calls decodeMorsePattern() then echoSubmitDecodedChar() — same as the straight key path.</text:p>
      <text:p text:style-name="Standard">Test: Wire an iambic paddle to GPIO32 (dit) + GPIO33 (dah). Call pollIambicKeyer() from loop with a debug serial command. Verify dit-dah sequences decode correctly.</text:p>
      <text:p text:style-name="Standard">---</text:p>
      <text:p text:style-name="Standard">Phase 3 — Key type selection (Straight vs Iambic) for Echo mode</text:p>
      <text:p text:style-name="Standard">Scope: Connect Phase 2 to Phase 1. User selects input method via serial/phone.</text:p>
      <text:p text:style-name="Standard">Files changed: | File | Change | |---|---| | KeyInput.h | Add KeyType enum (Straight, Iambic), setKeyType(), getKeyType() | | KeyInput.cpp | pollKeyInput() dispatches to straight key or iambic poller based on KeyType | | MorseCommands.cpp | Add key straight / key iambic commands + help text | | MorseWebSocket.h/.cpp | Handle set_key_type message, broadcast key_type state | | Data/app.js | Add Straight/Iambic toggle button | | Morse_Trainer_10.ino | pollKeyInput() already called — no change needed |</text:p>
      <text:p text:style-name="Standard">Key design: KeyInput.cpp becomes the dispatcher. It owns both the straight-key state machine and calls pollIambicKeyer(). Only one is active at a time. Key type is saved to NVS.</text:p>
      <text:p text:style-name="Standard">Test: key iambic → echo start → keying with iambic paddle decodes and scores. key straight → echo start → straight key works as before. Switching while echo is stopped works; switching while echo is running prints an error.</text:p>
      <text:p text:style-name="Standard">---</text:p>
      <text:p text:style-name="Standard">Phase 4 — Hardware mode switch (Trainer vs CW Keyer) + TX relay output</text:p>
      <text:p text:style-name="Standard"><text:soft-page-break/>Scope: GPIO18 input determines system operating mode. GPIO23 output keys an external transmitter.</text:p>
      <text:p text:style-name="Standard">Files changed: | File | Change | |---|---| | MorsePlayback.h | Add extern const unsigned int MODE_SWITCH_PIN, extern const unsigned int TX_KEY_PIN | | Morse_Trainer_10.ino | Define pins 18 and 23. In setup(): pinMode(18, INPUT_PULLUP), pinMode(23, OUTPUT). In loop(): read GPIO18, enter/exit keyer mode | | IambicKeyer.cpp | In CW Keyer mode, signalOn() is replaced with digitalWrite(TX_KEY_PIN, HIGH) — keys the relay. Sidetone still plays for operator feedback | | MorseCommands.cpp | Add keyer command to display/toggle keyer mode status. When in keyer mode, most trainer commands are rejected |</text:p>
      <text:p text:style-name="Standard">New state: A global OperatingMode enum (Trainer, CWKeyer). When GPIO18 goes LOW, the system stops all training sessions, disables the phone UI trainer controls, and enters passthrough keyer mode. The iambic keyer (or straight key) drives GPIO23 + sidetone. When GPIO18 goes HIGH, it returns to trainer mode.</text:p>
      <text:p text:style-name="Standard">Test: Flip the hardware switch → serial prints "CW Keyer mode active". Iambic/straight key drives GPIO23 + sidetone. Flip back → trainer mode resumes.</text:p>
      <text:p text:style-name="Standard">---</text:p>
      <text:p text:style-name="Standard">Phase 5 — Text file upload for decoding practice</text:p>
      <text:p text:style-name="Standard">Scope: Upload a text file via the phone or a REST endpoint, store it in LittleFS, play it back as Morse.</text:p>
      <text:p text:style-name="Standard">Files changed: | File | Change | |---|---| | MorseWebServer.cpp | Add POST /api/upload_text handler that accepts a file upload and saves to /practice.txt in LittleFS. Add GET /api/play_text to start playback. Add DELETE /api/text to remove | | MorseCommands.cpp | Add play file / play stop serial commands. Add file list / file delete commands | | MorsePlayback.h/.cpp | Add startFilePlayback() that reads from LittleFS and feeds startTransmission() in chunks (the file may be larger than free RAM) | | MorseWebSocket.h/.cpp | Broadcast file_playback start/progress/done events | | Data/app.js | Add file upload button + play/stop controls | | Data/index.html | Add file upload &lt;input&gt; element |</text:p>
      <text:p text:style-name="Standard">Key design: The file is uploaded via HTTP multipart/form-data POST and saved to LittleFS as /practice.txt. Playback reads the file in chunks (e.g., 256 bytes at a time) — when the playback engine finishes a chunk, the next chunk is loaded. This avoids loading a large file entirely into RAM. The phone/buzzer handshake works identically to freeform WORD mode.</text:p>
      <text:p text:style-name="Standard">Max file size: Limited by LittleFS free space (~1–1.5 MB on a typical ESP32 partition). A reasonable cap of 64 KB covers extensive practice texts.</text:p>
      <text:p text:style-name="Standard">Test: Upload a file via phone. play file → buzzer and phone play the entire text as Morse. play stop halts mid-playback. file list shows the stored file and its size.</text:p>
      <text:p text:style-name="Standard">---</text:p>
      <text:p text:style-name="Standard">Pin Assignment Summary</text:p>
      <text:p text:style-name="Standard">GPIO<text:tab/>Function<text:tab/>Direction<text:tab/>Pull</text:p>
      <text:p text:style-name="Standard">2<text:tab/>Status LED<text:tab/>Output<text:tab/>—</text:p>
      <text:p text:style-name="Standard">4<text:tab/>Green LED (correct)<text:tab/>Output<text:tab/>—</text:p>
      <text:p text:style-name="Standard">17<text:tab/>Red LED (wrong)<text:tab/>Output<text:tab/>—</text:p>
      <text:p text:style-name="Standard">18<text:tab/>Mode switch (HIGH=Trainer, LOW=CW Keyer)<text:tab/>Input<text:tab/>Internal pull-up</text:p>
      <text:p text:style-name="Standard">23<text:tab/>TX keying relay output<text:tab/>Output<text:tab/>—</text:p>
      <text:p text:style-name="Standard">25<text:tab/>Buzzer PWM<text:tab/>Output<text:tab/>—</text:p>
      <text:p text:style-name="Standard">32<text:tab/>Dit paddle / Straight key<text:tab/>Input<text:tab/>Internal pull-up</text:p>
      <text:p text:style-name="Standard">33<text:tab/>Dah paddle<text:tab/>Input<text:tab/>Internal pull-up</text:p>
      <text:p text:style-name="Standard">36<text:tab/>RNG seed (ADC)<text:tab/>Input<text:tab/>Floating</text:p>
      <text:p text:style-name="Standard">---</text:p>
      <text:p text:style-name="Standard">Recommended order of work</text:p>
      <text:p text:style-name="Standard">Phase 1 first because it's the smallest, entirely software, and immediately useful. Phase 2 next because the iambic keyer is the hardest algorithmic piece and benefits from isolated testing. Phase 3 wires them <text:soft-page-break/>together. Phase 4 adds the hardware switch — easiest to test once the keyer works. Phase 5 last because it's fully independent and can be deferred without blocking anyth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________________________________________________</text:p>
      <text:p text:style-name="P1">Now I have the full trace. Here's what happens when "HELLO" plays:</text:p>
      <text:p text:style-name="P1">H (morse: ....)</text:p>
      <text:p text:style-name="P1">1.<text:tab/>startTransmission("HELLO") → sendCharToPhoneAndWait()</text:p>
      <text:p text:style-name="P1">2.<text:tab/>Sends word_char to phone, enters WaitPhoneReady</text:p>
      <text:p text:style-name="P1">3.<text:tab/>Phone ACKs word_ready → beginCharPlayback() → plays ....</text:p>
      <text:p text:style-name="P1">4.<text:tab/>After last .: SignalOn → ElementGap (1 DOT)</text:p>
      <text:p text:style-name="P1">5.<text:tab/>codeIndex &gt;= length → enters CharGap with stateDuration = CHAR_GAP_MS (3 DOT)</text:p>
      <text:p text:style-name="P1">E (morse: .) 6. CharGap expires → sendCharToPhoneAndWait() 7. Sends word_char to phone, enters WaitPhoneReady 8. Phone ACKs → beginCharPlayback() → plays .</text:p>
      <text:p text:style-name="P1">The total silence between H and E = 1 DOT (ElementGap) + 3 DOT (CharGap) + phone handshake time</text:p>
      <text:p text:style-name="P1">L (morse: .-..) 9. After E's last .: ElementGap (1 DOT) → CharGap (3 DOT) 10. CharGap expires → sendCharToPhoneAndWait() 11. Phone ACKs → beginCharPlayback()</text:p>
      <text:p text:style-name="P1">The gap between H→E and E→L should be identical: both are 1 DOT + 3 DOT + handshake. But there's a critical difference: at step 6, the phone is still playing H's audio when it receives E's word_char. The phone builds the audio and ACKs immediately — it doesn't wait for H to finish playing. So the ACK arrives fast.</text:p>
      <text:p text:style-name="P1">At step 2 (the very first character H), the phone has no prior audio playing. It also ACKs fast. So the handshake delay should be similar.</text:p>
      <text:p text:style-name="P1">Wait — the issue could be at step 2 vs step 6. At step 2, startTransmission() calls sendCharToPhoneAndWait() which sets wordReadyFlag = false and wordReadySentMs = millis(). The phone receives word_char, builds audio, sends back word_ready. This round-trip includes WebSocket latency.</text:p>
      <text:p text:style-name="P1">At step 6, the CharGap has been timing for 3 DOT. When it expires, sendCharToPhoneAndWait() is called. But here's the key: the WaitPhoneReady check in updatePlayback() only runs once per loop() iteration. The timing check at line 175 (if (elapsed &lt; playback.stateDuration) return;) gates the state machine. When CharGap expires and transitions to WaitPhoneReady, the phone ACK can't be checked until the next loop() call. This is the same for all characters, so it shouldn't cause a difference.</text:p>
      <text:p text:style-name="P1">Let me look more carefully. The actual problem: the phone handshake adds latency that eats into the character gap. When CharGap expires at line 294, it calls sendCharToPhoneAndWait() which sets playback.state = PlaybackState::WaitPhoneReady. Then on the next loop, updatePlayback() checks WaitPhoneReady (line 153). If the phone has already ACKed, beginCharPlayback() starts the tone immediately.</text:p>
      <text:p text:style-name="P1"><text:soft-page-break/>But for the first character (H), sendCharToPhoneAndWait() is called from startTransmission(). The phone ACK arrives. Then updatePlayback() on the next loop detects it and calls beginCharPlayback(). The H plays, then ElementGap + CharGap = 1+3 = 4 DOT of silence, then sendCharToPhoneAndWait() for E.</text:p>
      <text:p text:style-name="P1">Wait — 1 + 3 = 4 DOT, but ITU says 3 DOT between characters! That's the bug. The ElementGap after the last element of every character adds 1 DOT, then CharGap adds another 3 DOT, giving 4 DOT total. But the user says only H→E is too short, not the others.</text:p>
      <text:p text:style-name="P1">Unless... the phone handshake is absorbing the gap for the first character. Let me think about what happens at the phone side. The phone plays H's audio via Web Audio. When word_char arrives for E, the phone builds the sequence and ACKs. Then word_go fires and the phone plays E immediately. But H's audio may still be playing on the phone — the phone doesn't wait for the previous tone to finish before starting the next one. The ESP32 buzzer has proper timing because signalOff was called and gaps are timed. But the phone's Web Audio plays sequences independently.</text:p>
      <text:p text:style-name="P1">Let me check app.js to see how the phone handles overlapping word_char/word_go pairs:</text:p>
      <text:p text:style-name="P1"/>
      <text:p text:style-name="P1">When the phone plays H (the first character), buildMorseSeq is called. Since audio has been idle (Date.now() - lastToneEndMs &gt; 1500), it prepends a 150ms silent primer + 20ms gap to wake the audio hardware (lines 775-778). This adds 170ms to H's playback on the phone.</text:p>
      <text:p text:style-name="P1">The ESP32 buzzer does NOT have this primer. So:</text:p>
      <text:p text:style-name="P1">•<text:tab/>ESP32 buzzer finishes H in: 4*DOT + 3*ElementGap = 4×60 + 3×60 = 420ms (at 20 WPM)</text:p>
      <text:p text:style-name="P1">•<text:tab/>Phone audio finishes H in: 150ms primer + 20ms gap + 420ms = 590ms</text:p>
      <text:p text:style-name="P1">The ESP32 enters CharGap after H's buzzer finishes (420ms). After 3 DOT (180ms) of CharGap, it sends word_char for E to the phone. The phone immediately builds E's audio and ACKs (it doesn't wait for H's audio to finish). Then word_go fires and the phone starts E's audio — while H's audio is still playing (because H is 170ms behind the buzzer).</text:p>
      <text:p text:style-name="P1">The result: on the phone, H and E overlap or have almost no gap. The buzzer sounds correct because it's timed properly. The phone sounds too short between H and E.</text:p>
      <text:p text:style-name="P1">For subsequent characters (E→L, L→L, L→O), the audio is no longer idle so no primer is prepended. The phone and buzzer stay in sync.</text:p>
      <text:p text:style-name="P1">The fix</text:p>
      <text:p text:style-name="P1">The phone should not include the primer in the first character's audio sequence when it's part of a multi-character word playback. The primer was designed for waking the audio hardware after long idle periods. Since word_char arrives in rapid succession during word playback, the primer should only apply to the very first word_go and then lastToneEndMs should be updated so subsequent characters don't get it.</text:p>
      <text:p text:style-name="P1">The cleanest fix: update lastToneEndMs when word_char arrives (not just when a sequence finishes), so the idle check doesn't trigger for characters 2+. And for the first character, account for the primer delay by having the ESP32 wait for the primer duration before starting the buzzer.</text:p>
      <text:p text:style-name="P1">The simplest reliable fix: update lastToneEndMs at word_go time so subsequent characters never get the primer, and also update it at word_char build time:</text:p>
      <text:p text:style-name="P1"/>
      <text:p text:style-name="P1"/>
      <text:p text:style-name="P1">Root cause: buildMorseSeq() prepends a 150ms silent primer + 20ms gap to wake the phone's audio hardware when it has been idle for &gt;1500ms. The first character (H) gets this 170ms overhead — its phone audio runs 170ms longer than the ESP32 buzzer. The ESP32 finishes H's buzzer, waits the 3-DOT CharGap, then sends word_go for E. The phone starts E while H is still playing (170ms behind), making H→E sound too short on the phone.</text:p>
      <text:p text:style-name="P1">Three changes in app.js:</text:p>
      <text:p text:style-name="P1"><text:soft-page-break/>1.<text:tab/>Split buildMorseSeq into two functions: buildMorseSeqRaw() (no primer — used for word_char and koch_challenge sequences that must stay in sync with the ESP32 buzzer) and buildMorseSeq() (with primer — used only for standalone playback like replay and test tone).</text:p>
      <text:p text:style-name="P1">2.<text:tab/>word_char and koch_challenge handlers now use buildMorseSeqRaw() instead of buildMorseSeq(), so the primer never desynchronises multi-character playback from the buzzer.</text:p>
      <text:p text:style-name="P1">3.<text:tab/>playPreparedSeq() now sets lastToneEndMs = Date.now() at the start, so even if the primer was used on the first character (e.g., from replay), subsequent characters won't trigger it agai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0T23:00:18.571377500</meta:creation-date>
    <dc:date>2026-03-12T01:08:24.639094700</dc:date>
    <meta:editing-duration>PT3H40M27S</meta:editing-duration>
    <meta:editing-cycles>2</meta:editing-cycles>
    <meta:generator>LibreOffice/25.2.7.2$Windows_X86_64 LibreOffice_project/5cbfd1ab6520636bb5f7b99185aa69bd7456825d</meta:generator>
    <meta:document-statistic meta:table-count="0" meta:image-count="0" meta:object-count="0" meta:page-count="5" meta:paragraph-count="85" meta:word-count="2195" meta:character-count="13678" meta:non-whitespace-character-count="11554"/>
  </office:meta>
</office:document-meta>
</file>